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Impact" fo:font-size="24pt" officeooo:rsid="0014acff" officeooo:paragraph-rsid="0014acff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Impact" fo:font-size="24pt" officeooo:rsid="0014acff" officeooo:paragraph-rsid="0014acff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officeooo:rsid="0014acff" officeooo:paragraph-rsid="0014acff" style:font-size-asian="11.3500003814697pt" style:font-size-complex="13pt"/>
    </style:style>
    <style:style style:name="T1" style:family="text">
      <style:text-properties officeooo:rsid="0015a5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M Pixerama</text:p>
      <text:p text:style-name="P2"/>
      <text:p text:style-name="P3">O CRM da Pixerama foi feito para captação de leads de landing pages da empresa, as tecnologias utilizadas foram: PHP,Laravel 10 com autenticador breeze, utilzando a arquitetura MVC(Model View Controller) o design do back end foi normal seguindo as orientações do MVC, nada de mais, porem o formulário não e assíncrono, mas faz validações de campos vazios, eu escolhi assim pois era um formulário pequeno e simples e as exigências do teste eram compativeis com essa decisão, queria poupar tempo para o resultado final.</text:p>
      <text:p text:style-name="P3"/>
      <text:p text:style-name="P3">Instalação: para instalar CRM e necessário clonar o projeto</text:p>
      <text:p text:style-name="P3">Apos isso:</text:p>
      <text:p text:style-name="P3">Abrir o prompt de comando na pasta do projeto</text:p>
      <text:p text:style-name="P3"/>
      <text:p text:style-name="P3">digitar: NPM Install</text:p>
      <text:p text:style-name="P3"/>
      <text:p text:style-name="P3">NPM Run Dev (para rodar o vite, que e o servidor que está ligado ao HTMl,CSS e o javascript)</text:p>
      <text:p text:style-name="P3"/>
      <text:p text:style-name="P3">php artisan serve (servidor do laravel para rodar a aplicação)</text:p>
      <text:p text:style-name="P3"/>
      <text:p text:style-name="P3">ao digitar php artisan serve copiar e colar a url que o comando gerou, que e a url da aplicação</text:p>
      <text:p text:style-name="P3"/>
      <text:p text:style-name="P3">MAS PARA ISSO TUDO E NECESSARIO TER O XAMPP INSTALADO E LIGADO, PARA RODAR O BANCO DE DADOS <text:span text:style-name="T1">AO INSTALAR O XAMPP, IMPORTAR O BANCO DE DADOS PARA O MESMO EM localhost/phpmyadmi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3:57:23.997000000</meta:creation-date>
    <dc:date>2024-02-02T14:15:15.966000000</dc:date>
    <meta:editing-duration>PT17M52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190" meta:character-count="1087" meta:non-whitespace-character-count="907"/>
  </office:meta>
</office:document-meta>
</file>